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1bb2" officeooo:paragraph-rsid="00141bb2"/>
    </style:style>
    <style:style style:name="P2" style:family="paragraph" style:parent-style-name="Standard">
      <style:text-properties fo:font-weight="bold" officeooo:rsid="00141bb2" officeooo:paragraph-rsid="00141bb2" style:font-weight-asian="bold" style:font-weight-complex="bold"/>
    </style:style>
    <style:style style:name="P3" style:family="paragraph" style:parent-style-name="Standard">
      <style:text-properties fo:font-weight="bold" officeooo:rsid="001555a5" officeooo:paragraph-rsid="001555a5" style:font-weight-asian="bold" style:font-weight-complex="bold"/>
    </style:style>
    <style:style style:name="P4" style:family="paragraph" style:parent-style-name="Standard">
      <style:paragraph-properties fo:text-align="start" style:justify-single-word="false"/>
      <style:text-properties fo:font-weight="bold" officeooo:rsid="001555a5" officeooo:paragraph-rsid="001555a5" style:font-weight-asian="bold" style:font-weight-complex="bold"/>
    </style:style>
    <style:style style:name="P5" style:family="paragraph" style:parent-style-name="Standard">
      <style:paragraph-properties fo:text-align="start" style:justify-single-word="false"/>
      <style:text-properties fo:font-weight="bold" officeooo:rsid="001555a5" officeooo:paragraph-rsid="0016ee70" style:font-weight-asian="bold" style:font-weight-complex="bold"/>
    </style:style>
    <style:style style:name="P6" style:family="paragraph" style:parent-style-name="Standard">
      <style:text-properties fo:font-weight="bold" officeooo:rsid="001555a5" officeooo:paragraph-rsid="0016ee70" style:font-weight-asian="bold" style:font-weight-complex="bold"/>
    </style:style>
    <style:style style:name="P7" style:family="paragraph" style:parent-style-name="Standard">
      <style:paragraph-properties fo:text-align="start" style:justify-single-word="false"/>
      <style:text-properties fo:font-weight="bold" officeooo:rsid="001ccf47" officeooo:paragraph-rsid="001555a5" style:font-weight-asian="bold" style:font-weight-complex="bold"/>
    </style:style>
    <style:style style:name="P8" style:family="paragraph" style:parent-style-name="Standard">
      <style:text-properties fo:font-weight="normal" officeooo:rsid="001555a5" officeooo:paragraph-rsid="001555a5" style:font-weight-asian="normal" style:font-weight-complex="normal"/>
    </style:style>
    <style:style style:name="P9" style:family="paragraph" style:parent-style-name="Standard">
      <style:paragraph-properties fo:text-align="start" style:justify-single-word="false"/>
      <style:text-properties fo:font-weight="normal" officeooo:rsid="001555a5" officeooo:paragraph-rsid="001555a5" style:font-weight-asian="normal" style:font-weight-complex="normal"/>
    </style:style>
    <style:style style:name="P10" style:family="paragraph" style:parent-style-name="Standard">
      <style:text-properties fo:font-weight="normal" officeooo:rsid="001555a5" officeooo:paragraph-rsid="0016ee70" style:font-weight-asian="normal" style:font-weight-complex="normal"/>
    </style:style>
    <style:style style:name="P11" style:family="paragraph" style:parent-style-name="Standard">
      <style:paragraph-properties fo:text-align="start" style:justify-single-word="false"/>
      <style:text-properties fo:font-weight="normal" officeooo:rsid="00161037" officeooo:paragraph-rsid="00161037" style:font-weight-asian="normal" style:font-weight-complex="normal"/>
    </style:style>
    <style:style style:name="P12" style:family="paragraph" style:parent-style-name="Standard">
      <style:paragraph-properties fo:text-align="start" style:justify-single-word="false"/>
      <style:text-properties fo:font-weight="normal" officeooo:rsid="00161037" officeooo:paragraph-rsid="0016ee70" style:font-weight-asian="normal" style:font-weight-complex="normal"/>
    </style:style>
    <style:style style:name="P13" style:family="paragraph" style:parent-style-name="Standard">
      <style:paragraph-properties fo:background-color="transparent">
        <style:background-image/>
      </style:paragraph-properties>
      <style:text-properties officeooo:rsid="00141bb2" officeooo:paragraph-rsid="00141bb2"/>
    </style:style>
    <style:style style:name="P14" style:family="paragraph" style:parent-style-name="Standard">
      <style:paragraph-properties fo:background-color="transparent">
        <style:background-image/>
      </style:paragraph-properties>
      <style:text-properties officeooo:rsid="00141d32" officeooo:paragraph-rsid="00141d32"/>
    </style:style>
    <style:style style:name="P15" style:family="paragraph" style:parent-style-name="Standard">
      <style:paragraph-properties fo:background-color="transparent">
        <style:background-image/>
      </style:paragraph-properties>
      <style:text-properties fo:font-weight="bold" officeooo:rsid="00141d32" officeooo:paragraph-rsid="00141d32" style:font-weight-asian="bold" style:font-weight-complex="bold"/>
    </style:style>
    <style:style style:name="P16" style:family="paragraph" style:parent-style-name="Standard">
      <style:paragraph-properties fo:background-color="#eeeeee">
        <style:background-image/>
      </style:paragraph-properties>
      <style:text-properties officeooo:rsid="00141bb2" officeooo:paragraph-rsid="00141bb2"/>
    </style:style>
    <style:style style:name="P17" style:family="paragraph" style:parent-style-name="Standard">
      <style:paragraph-properties fo:text-align="start" style:justify-single-word="false"/>
      <style:text-properties fo:font-weight="normal" officeooo:rsid="0016ee70" officeooo:paragraph-rsid="0016ee70" style:font-weight-asian="normal" style:font-weight-complex="normal"/>
    </style:style>
    <style:style style:name="P18" style:family="paragraph" style:parent-style-name="Standard">
      <style:text-properties fo:font-weight="normal" officeooo:rsid="001cf883" officeooo:paragraph-rsid="001cf883" style:font-weight-asian="normal" style:font-weight-complex="normal"/>
    </style:style>
    <style:style style:name="P19" style:family="paragraph" style:parent-style-name="Standard">
      <style:paragraph-properties fo:text-align="start" style:justify-single-word="false"/>
      <style:text-properties fo:font-weight="normal" officeooo:rsid="001cf883" officeooo:paragraph-rsid="001cf883" style:font-weight-asian="normal" style:font-weight-complex="normal"/>
    </style:style>
    <style:style style:name="P20" style:family="paragraph" style:parent-style-name="Standard">
      <style:paragraph-properties fo:text-align="start" style:justify-single-word="false"/>
      <style:text-properties fo:font-weight="bold" officeooo:rsid="001ccf47" officeooo:paragraph-rsid="0016ee70" style:font-weight-asian="bold" style:font-weight-complex="bold"/>
    </style:style>
    <style:style style:name="P21" style:family="paragraph" style:parent-style-name="Standard">
      <style:paragraph-properties fo:text-align="start" style:justify-single-word="false"/>
      <style:text-properties fo:font-weight="bold" officeooo:rsid="001555a5" officeooo:paragraph-rsid="0016ee70" style:font-weight-asian="bold" style:font-weight-complex="bold"/>
    </style:style>
    <style:style style:name="P2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ed7ee" officeooo:paragraph-rsid="001ed7e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ef419" style:font-weight-asian="bold" style:font-weight-complex="bold"/>
    </style:style>
    <style:style style:name="T3" style:family="text">
      <style:text-properties officeooo:rsid="00141d32"/>
    </style:style>
    <style:style style:name="T4" style:family="text">
      <style:text-properties style:use-window-font-color="true"/>
    </style:style>
    <style:style style:name="T5" style:family="text">
      <style:text-properties officeooo:rsid="0016ee70"/>
    </style:style>
    <style:style style:name="T6" style:family="text">
      <style:text-properties officeooo:rsid="001c2619"/>
    </style:style>
    <style:style style:name="T7" style:family="text">
      <style:text-properties officeooo:rsid="001ef419"/>
    </style:style>
    <style:style style:name="T8" style:family="text">
      <style:text-properties officeooo:rsid="00200766"/>
    </style:style>
    <style:style style:name="T9" style:family="text">
      <style:text-properties style:text-underline-style="solid" style:text-underline-width="auto" style:text-underline-color="font-color"/>
    </style:style>
    <style:style style:name="T10" style:family="text">
      <style:text-properties officeooo:rsid="002031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asaje de Parámetros]</text:p>
      <text:p text:style-name="P1"/>
      <text:p text:style-name="P1"><text:span text:style-name="T1">Consigna:</text:span> En los siguientes fragmentos de programa, introduzcan los elementos necesarios para determinar si C y Perl funcionan por <text:span text:style-name="T1">call-by-value</text:span> o <text:span text:style-name="T1">call-by-reference</text:span>: </text:p>
      <text:p text:style-name="P1"/>
      <text:p text:style-name="P2">Fragmento en C:</text:p>
      <text:p text:style-name="P1"/>
      <text:p text:style-name="P16">int main(void) { </text:p>
      <text:p text:style-name="P16"><text:s text:c="4"/>int x=50, y=70; </text:p>
      <text:p text:style-name="P16"><text:s text:c="4"/>... </text:p>
      <text:p text:style-name="P16"><text:s text:c="4"/>printf("x=%d y=%d", x, y); </text:p>
      <text:p text:style-name="P16"><text:s text:c="4"/>return 0; </text:p>
      <text:p text:style-name="P16">} </text:p>
      <text:p text:style-name="P16"/>
      <text:p text:style-name="P16">void interchange(int x1, int y1) { </text:p>
      <text:p text:style-name="P16"><text:s text:c="4"/>int z1; </text:p>
      <text:p text:style-name="P16"><text:s text:c="4"/>... </text:p>
      <text:p text:style-name="P16"><text:s text:c="4"/>... </text:p>
      <text:p text:style-name="P16"><text:s text:c="4"/>... </text:p>
      <text:p text:style-name="P16"><text:s text:c="4"/>printf("x1=%d y1=%d", x1, y1); </text:p>
      <text:p text:style-name="P16">}</text:p>
      <text:p text:style-name="P13"/>
      <text:p text:style-name="P13"/>
      <text:p text:style-name="P13"><text:span text:style-name="T1">Fragmento en Perl:</text:span> </text:p>
      <text:p text:style-name="P13"/>
      <text:p text:style-name="P16">$x=50; </text:p>
      <text:p text:style-name="P16">$y=70; </text:p>
      <text:p text:style-name="P16">&amp;interchange ($x, $y); </text:p>
      <text:p text:style-name="P16">print "x:$x y:$y\n"; </text:p>
      <text:p text:style-name="P16">sub interchange { </text:p>
      <text:p text:style-name="P16">($x1, $y1) = @_; </text:p>
      <text:p text:style-name="P16">... </text:p>
      <text:p text:style-name="P16">... </text:p>
      <text:p text:style-name="P16">... </text:p>
      <text:p text:style-name="P16">print "x1:$x1 y1:$y\n"; </text:p>
      <text:p text:style-name="P16">}</text:p>
      <text:p text:style-name="P13"/>
      <text:p text:style-name="P13"/>
      <text:p text:style-name="P15">Fragmento obtenido de Wikipedia.</text:p>
      <text:p text:style-name="P14"/>
      <text:p text:style-name="Standard">En ambos lenguajes, es posible realizar pasaje por parámetros por valor y por referencia.</text:p>
      <text:p text:style-name="Standard">El pasaje por valor, consiste en copiar el contenido de la variable que queremos pasar en otra dentro del ámbito local de la subrutina, consiste pues en copiar el contenido de la <text:a xlink:type="simple" xlink:href="http://es.wikipedia.org/wiki/Memoria_principal"><text:span text:style-name="T4">memoria</text:span></text:a> del argumento que se quiere pasar a otra <text:a xlink:type="simple" xlink:href="http://es.wikipedia.org/wiki/Dirección_de_memoria"><text:span text:style-name="T4">dirección de memoria</text:span></text:a>, correspondiente al argumento dentro del ámbito de dicha subrutina.</text:p>
      <text:p text:style-name="Standard">Se tendrán dos valores duplicados e independientes, con lo que la modificación de uno no afecta al otro.</text:p>
      <text:p text:style-name="Standard">El paso de parámetros por referencia consiste en proporcionar a la <text:span text:style-name="T3">función</text:span> a la que se le quiere pasar el argumento la <text:a xlink:type="simple" xlink:href="http://es.wikipedia.org/wiki/Dirección_de_memoria"><text:span text:style-name="T4">dirección de memoria</text:span></text:a> del dato. En este caso se tiene un único valor referenciado (o apuntado) desde dos puntos diferentes, el programa principal y la subrutina a la que se le pasa el argumento, por lo que cualquier acción sobre el parámetro se realiza sobre la misma posición de memoria.</text:p>
      <text:p text:style-name="P3"><text:soft-page-break/>Código de C:</text:p>
      <text:p text:style-name="P3"/>
      <text:p text:style-name="P8">#include &lt;stdio.h&gt; </text:p>
      <text:p text:style-name="P8"/>
      <text:p text:style-name="P8">void interchange(int x1, int y1){ </text:p>
      <text:p text:style-name="P8"><text:s text:c="4"/></text:p>
      <text:p text:style-name="P8"><text:s text:c="4"/>int z1 = 0; </text:p>
      <text:p text:style-name="P8"><text:s text:c="4"/>printf("\nInside interchange function before interchange\n"); </text:p>
      <text:p text:style-name="P8"><text:s text:c="4"/>printf("x1 = %d \ny1 = %d\n", x1, y1); </text:p>
      <text:p text:style-name="P8"/>
      <text:p text:style-name="P8"><text:s text:c="4"/>z1 = x1; </text:p>
      <text:p text:style-name="P8"><text:s text:c="4"/>x1 = y1; </text:p>
      <text:p text:style-name="P8"><text:s text:c="4"/>y1 = z1; </text:p>
      <text:p text:style-name="P8"/>
      <text:p text:style-name="P8"><text:s text:c="4"/>printf("Inside interchange function after interchange\n"); </text:p>
      <text:p text:style-name="P8"><text:s text:c="4"/>printf("x1 = %d\ny1 = %d\n", x1, y1); </text:p>
      <text:p text:style-name="P8"/>
      <text:p text:style-name="P8">} </text:p>
      <text:p text:style-name="P8"/>
      <text:p text:style-name="P8">int main(void){ </text:p>
      <text:p text:style-name="P8"><text:s text:c="4"/></text:p>
      <text:p text:style-name="P8"><text:s text:c="4"/>int x=50, y=70; </text:p>
      <text:p text:style-name="P8"><text:s text:c="4"/>printf("\nfunction main:\n"); </text:p>
      <text:p text:style-name="P8"><text:s text:c="4"/>printf("x = %d\ny = %d\n", x, y); </text:p>
      <text:p text:style-name="P8"/>
      <text:p text:style-name="P8"><text:s text:c="4"/>interchange(x,y); </text:p>
      <text:p text:style-name="P8"><text:s text:c="4"/>printf("\nfunction main:\n"); </text:p>
      <text:p text:style-name="P8"><text:s text:c="4"/>printf("x = %d\ny = %d\n", x, y); </text:p>
      <text:p text:style-name="P8"><text:s text:c="4"/>printf("\nEl programa realiza pasaje por valor (call_by_value)\n\n"); </text:p>
      <text:p text:style-name="P8"/>
      <text:p text:style-name="P8"><text:s text:c="4"/>return 0; </text:p>
      <text:p text:style-name="P8"/>
      <text:p text:style-name="P8">}</text:p>
      <text:p text:style-name="P8"/>
      <text:p text:style-name="P7">La salida en pantalla que se obtuvo al ejecutar el código es:</text:p>
      <text:p text:style-name="P7"/>
      <text:p text:style-name="P9">function main: </text:p>
      <text:p text:style-name="P9">x = 50 </text:p>
      <text:p text:style-name="P9">y = 70 </text:p>
      <text:p text:style-name="P9"/>
      <text:p text:style-name="P9">Inside interchange function before interchange </text:p>
      <text:p text:style-name="P9">x1 = 50 </text:p>
      <text:p text:style-name="P9">y1 = 70 </text:p>
      <text:p text:style-name="P9">Inside interchange function after interchange </text:p>
      <text:p text:style-name="P9">x1 = 70 </text:p>
      <text:p text:style-name="P9">y1 = 50 </text:p>
      <text:p text:style-name="P9"/>
      <text:p text:style-name="P9">function main: </text:p>
      <text:p text:style-name="P9">x = 50 </text:p>
      <text:p text:style-name="P9">y = 70 </text:p>
      <text:p text:style-name="P9"/>
      <text:p text:style-name="P9">El programa realiza pasaje por valor (call_by_value)</text:p>
      <text:p text:style-name="P4"><text:soft-page-break/>Explicación.</text:p>
      <text:p text:style-name="P4"/>
      <text:p text:style-name="P11">En el programa, se comienza declarando las variables 'x' e 'y' como variables de tipo entero, se les asignan los valores de 50 y 70 respectivamente.</text:p>
      <text:p text:style-name="P12">Seguido a ello, se llama a la función 'interchange' que toma como parámetros los valores de 'x' e 'y', al tratarse de pasaje por valor, los valores de los parámetros de la función 'interchange' son <text:span text:style-name="T1">copias</text:span> de las variables 'x' e 'y', la función trabaja con los valores de esas copias, dentro de la función, se realiza un “swap” de los <text:span text:style-name="T6">parámetros </text:span>(x=70, y=50), pero al tratarse de “<text:span text:style-name="T1">copias de variables</text:span>”, el intercambio de valores entre variables solo tendrá lugar dentro de la función.</text:p>
      <text:p text:style-name="P17">Una vez finalizada la función 'interchange', se imprime por pantalla los valores de las variables 'x' e 'y', valen 50 y 70 respectivamente, valor de las variables originales.</text:p>
      <text:p text:style-name="P12"><text:span text:style-name="T5">De esta forma se demuestra que al realizar pasaje por VALOR, se realizan “copias” de las variables que se pasaran por parámetros y estas solo sufrirán modificaciones dentro de la función.</text:span> </text:p>
      <text:p text:style-name="P12"/>
      <text:p text:style-name="P12"/>
      <text:p text:style-name="P6">Código de <text:span text:style-name="T5">Perl</text:span>:</text:p>
      <text:p text:style-name="P6"/>
      <text:p text:style-name="P18">$x=50;</text:p>
      <text:p text:style-name="P18">$y=70;</text:p>
      <text:p text:style-name="P18"></text:p>
      <text:p text:style-name="P18">print "\n";</text:p>
      <text:p text:style-name="P18">print "BEFORE subrutine.\n";</text:p>
      <text:p text:style-name="P18">print "x --&gt; $x\n";</text:p>
      <text:p text:style-name="P18">print "y --&gt; $y\n";</text:p>
      <text:p text:style-name="P18">print "\n";</text:p>
      <text:p text:style-name="P18"></text:p>
      <text:p text:style-name="P18">print "START subrutine\n";</text:p>
      <text:p text:style-name="P18">&amp;interchange ($x, $y);</text:p>
      <text:p text:style-name="P18">print "END subrutine\n";</text:p>
      <text:p text:style-name="P18">print"\n";</text:p>
      <text:p text:style-name="P18"></text:p>
      <text:p text:style-name="P18">print "AFTER subrutine.\n";</text:p>
      <text:p text:style-name="P18">print "x:$x y:$y\n";</text:p>
      <text:p text:style-name="P18"></text:p>
      <text:p text:style-name="P18">print "\nEl programa realiza pasaje por referencia(call_by_reference)\n";</text:p>
      <text:p text:style-name="P18">print "el valor de las variables sufre modificacion fuera de la subrutina\n\n";</text:p>
      <text:p text:style-name="P18"></text:p>
      <text:p text:style-name="P18">sub interchange {</text:p>
      <text:p text:style-name="P18">my($x1, $y1) = @_;</text:p>
      <text:p text:style-name="P18">print "--parameters--\n";</text:p>
      <text:p text:style-name="P18">print "\t x1: $x1\n\t y1: $y1\n";</text:p>
      <text:p text:style-name="P18">@_[0] = $y1;</text:p>
      <text:p text:style-name="P18">@_[1] = $x1; </text:p>
      <text:p text:style-name="P18"></text:p>
      <text:p text:style-name="P18">print "after operations in subrutine\n";</text:p>
      <text:p text:style-name="P18">print "\t x1:$x1\n\t y1:$y1\n";</text:p>
      <text:p text:style-name="P18">}</text:p>
      <text:p text:style-name="P6"/>
      <text:p text:style-name="P10"/>
      <text:p text:style-name="P20">La salida en pantalla que se obtuvo al ejecutar el código es:</text:p>
      <text:p text:style-name="P20"/>
      <text:p text:style-name="P19">BEFORE subrutine.</text:p>
      <text:p text:style-name="P19"><text:soft-page-break/>x --&gt; 50</text:p>
      <text:p text:style-name="P19">y --&gt; 70</text:p>
      <text:p text:style-name="P19"></text:p>
      <text:p text:style-name="P19">START subrutine</text:p>
      <text:p text:style-name="P19">--parameters--</text:p>
      <text:p text:style-name="P19"><text:tab/> x1: 50</text:p>
      <text:p text:style-name="P19"><text:tab/> y1: 70</text:p>
      <text:p text:style-name="P19">after operations in subrutine</text:p>
      <text:p text:style-name="P19"><text:tab/> x1:50</text:p>
      <text:p text:style-name="P19"><text:tab/> y1:70</text:p>
      <text:p text:style-name="P19">END subrutine</text:p>
      <text:p text:style-name="P19"></text:p>
      <text:p text:style-name="P19">AFTER subrutine.</text:p>
      <text:p text:style-name="P19">x:70 y:50</text:p>
      <text:p text:style-name="P19"></text:p>
      <text:p text:style-name="P19">El programa realiza pasaje por referencia(call_by_reference)</text:p>
      <text:p text:style-name="P19">el valor de las variables sufre modificacion fuera de la subrutina</text:p>
      <text:p text:style-name="P5"/>
      <text:p text:style-name="P5"/>
      <text:p text:style-name="P5">Explicación.</text:p>
      <text:p text:style-name="P5"/>
      <text:p text:style-name="Standard">En el programa, se declaran las variables '$x' y '$y' asignandole los valores 50 y 70 respectivamente.</text:p>
      <text:p text:style-name="Standard">Seguido a ello se llama a la subrutina 'interchange', como los argumentos se pasan por referencia, la asignación de los argumento a las variables locales se hace mediante el operador “my”</text:p>
      <text:p text:style-name="Standard">(my($x1, $y1) = @_)</text:p>
      <text:p text:style-name="Standard">De esta manera no pasamos los datos en sí, si no la dirección que ocupan en memoria, <text:span text:style-name="T10">asi</text:span> es posible modificar de forma permanente, no local, los datos pasados como argume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5:03:13.329816977</meta:creation-date>
    <dc:date>2015-05-14T15:02:30.149147472</dc:date>
    <meta:editing-duration>PT6H55M9S</meta:editing-duration>
    <meta:editing-cycles>12</meta:editing-cycles>
    <meta:generator>LibreOffice/4.2.8.2$Linux_X86_64 LibreOffice_project/420m0$Build-2</meta:generator>
    <meta:document-statistic meta:table-count="0" meta:image-count="0" meta:object-count="0" meta:page-count="4" meta:paragraph-count="131" meta:word-count="787" meta:character-count="4910" meta:non-whitespace-character-count="4029"/>
  </office:meta>
</office:document-meta>
</file>